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0ee7" officeooo:paragraph-rsid="00090ee7"/>
    </style:style>
    <style:style style:name="P2" style:family="paragraph" style:parent-style-name="Standard">
      <style:text-properties fo:font-weight="normal" officeooo:rsid="000c6484" officeooo:paragraph-rsid="000c6484" style:font-weight-asian="normal" style:font-weight-complex="normal"/>
    </style:style>
    <style:style style:name="P3" style:family="paragraph" style:parent-style-name="Standard">
      <style:text-properties fo:font-size="16pt" fo:font-weight="bold" officeooo:rsid="00090ee7" officeooo:paragraph-rsid="00090ee7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90ee7" officeooo:paragraph-rsid="000b0544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c6484" officeooo:paragraph-rsid="000c6484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officeooo:rsid="00090ee7" officeooo:paragraph-rsid="00090ee7" style:font-size-asian="16pt" style:font-size-complex="16pt"/>
    </style:style>
    <style:style style:name="P7" style:family="paragraph" style:parent-style-name="Standard">
      <style:text-properties fo:font-size="16pt" officeooo:rsid="000b967a" officeooo:paragraph-rsid="000b967a" style:font-size-asian="16pt" style:font-size-complex="16pt"/>
    </style:style>
    <style:style style:name="P8" style:family="paragraph" style:parent-style-name="Standard">
      <style:text-properties fo:font-size="16pt" officeooo:rsid="000b0544" officeooo:paragraph-rsid="000b0544" style:font-size-asian="16pt" style:font-size-complex="16pt"/>
    </style:style>
    <style:style style:name="P9" style:family="paragraph" style:parent-style-name="Standard">
      <style:text-properties fo:font-size="16pt" fo:font-weight="normal" officeooo:rsid="000c6484" officeooo:paragraph-rsid="000c6484" style:font-size-asian="16pt" style:font-weight-asian="normal" style:font-size-complex="16pt" style:font-weight-complex="normal"/>
    </style:style>
    <style:style style:name="T1" style:family="text">
      <style:text-properties officeooo:rsid="000b05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1_1727239431"/>Опыт 1<text:bookmark-end text:name="__DdeLink__1_1727239431"/></text:p>
      <text:p text:style-name="P6"/>
      <text:p text:style-name="P7">m1=28.3, m2=14, m3=42.3</text:p>
      <text:p text:style-name="P7">h [ 40 <text:s/>50 <text:s/>80 <text:s/>90 100]</text:p>
      <text:p text:style-name="P7">---</text:p>
      <text:p text:style-name="P7">m1-t1 [ 1.72 <text:s/>1.98 <text:s/>2.08 <text:s/>2.66 <text:s/>2.72]</text:p>
      <text:p text:style-name="P7">m1-t2 [ 1.8 <text:s text:c="2"/>1.95 <text:s/>2.45 <text:s/>2.54 <text:s/>2.75]</text:p>
      <text:p text:style-name="P7">m1-t3 [ 1.76 <text:s/>1.96 <text:s/>2.55 <text:s/>2.6 <text:s text:c="2"/>2.9 ]</text:p>
      <text:p text:style-name="P7">m1-t [ 1.76 <text:s/>1.96 <text:s/>2.36 <text:s/>2.6 <text:s text:c="2"/>2.79]</text:p>
      <text:p text:style-name="P7">m1-t^2 [ 3.1 <text:s text:c="2"/>3.85 <text:s/>5.57 <text:s/>6.76 <text:s/>7.78]</text:p>
      <text:p text:style-name="P7">---ERR-t^2 [ 0.062 <text:s text:c="2"/>0.0771 <text:s/>0.1114 <text:s/>0.1352 <text:s/>0.1557]</text:p>
      <text:p text:style-name="P7">---</text:p>
      <text:p text:style-name="P7">m2-t1 [ 2.81 <text:s/>3.19 <text:s/>3.98 <text:s/>4.2 <text:s text:c="2"/>4.55]</text:p>
      <text:p text:style-name="P7">m2-t2 [ 2.83 <text:s/>3.18 <text:s/>4.01 <text:s/>4.23 <text:s/>4.42]</text:p>
      <text:p text:style-name="P7">m2-t3 [ 2.85 <text:s/>3.22 <text:s/>3.98 <text:s/>4.24 <text:s/>4.5 ]</text:p>
      <text:p text:style-name="P7">m2-t [ 2.83 <text:s/>3.2 <text:s text:c="2"/>3.99 <text:s/>4.22 <text:s/>4.49]</text:p>
      <text:p text:style-name="P7">m2-t^2 [ <text:s/>8.01 <text:s/>10.22 <text:s/>15.92 <text:s/>17.84 <text:s/>20.16]</text:p>
      <text:p text:style-name="P7">---ERR-t^2 [ 0.1602 <text:s/>0.2044 <text:s/>0.3184 <text:s/>0.3567 <text:s/>0.4032]</text:p>
      <text:p text:style-name="P7">---</text:p>
      <text:p text:style-name="P7">m3-t1 [ 1.26 <text:s/>1.43 <text:s/>1.87 <text:s/>1.97 <text:s/>2.02]</text:p>
      <text:p text:style-name="P7">m3-t2 [ 1.32 <text:s/>1.45 <text:s/>1.9 <text:s text:c="2"/>2. <text:s text:c="3"/>2.03]</text:p>
      <text:p text:style-name="P7">m3-t3 [ 1.31 <text:s/>1.48 <text:s/>1.88 <text:s/>1.95 <text:s/>2.02]</text:p>
      <text:p text:style-name="P7">m3-t [ 1.3 <text:s text:c="2"/>1.45 <text:s/>1.88 <text:s/>1.97 <text:s/>2.02]</text:p>
      <text:p text:style-name="P7">m3-t^2 [ 1.68 <text:s/>2.11 <text:s/>3.55 <text:s/>3.89 <text:s/>4.09]</text:p>
      <text:p text:style-name="P7">---ERR-t^2 [ 0.0336 <text:s/>0.0422 <text:s/>0.0709 <text:s/>0.0779 <text:s/>0.0819]</text:p>
      <text:p text:style-name="P7"/>
      <text:p text:style-name="P4">Опыт <text:span text:style-name="T1">2</text:span></text:p>
      <text:p text:style-name="P8"/>
      <text:p text:style-name="P8">m1 [ <text:s/>0. <text:s text:c="4"/>1.48 <text:s text:c="2"/>2.6 <text:s text:c="2"/>16.6 <text:s text:c="2"/>20.1 ]</text:p>
      <text:p text:style-name="P8">m2 [ 48.4 <text:s text:c="2"/>46.92 <text:s/>45.8 <text:s text:c="2"/>31.8 <text:s text:c="2"/>28.3 ]</text:p>
      <text:p text:style-name="P8">Delta m [ 48.4 <text:s text:c="2"/>45.44 <text:s/>43.2 <text:s text:c="2"/>15.2 <text:s text:c="3"/>8.2 ]</text:p>
      <text:p text:style-name="P8">---</text:p>
      <text:p text:style-name="P8">t1 [ 2.22 <text:s/>2.29 <text:s/>2.36 <text:s/>4.58 <text:s/>8.48]</text:p>
      <text:p text:style-name="P8">t2 [ 2.22 <text:s/>2.29 <text:s/>2.36 <text:s/>4.58 <text:s/>8.48]</text:p>
      <text:p text:style-name="P8">t3 [ 2.22 <text:s/>2.29 <text:s/>2.36 <text:s/>4.58 <text:s/>8.48]</text:p>
      <text:p text:style-name="P8">t [ 2.22 <text:s/>2.3 <text:s text:c="2"/>2.37 <text:s/>4.58 <text:s/>8.32]</text:p>
      <text:p text:style-name="P8"><text:soft-page-break/>t^2 [ <text:s/>4.93 <text:s text:c="2"/>5.29 <text:s text:c="2"/>5.62 <text:s/>21.01 <text:s/>69.17]</text:p>
      <text:p text:style-name="P8">---ERR-t^2 [ 0.1024 <text:s/>0.0877 <text:s/>0.0769 <text:s/>0.0048 <text:s/>0.0004]</text:p>
      <text:p text:style-name="P8">---</text:p>
      <text:p text:style-name="P8">a=2h/(t^2) [ 48.7 <text:s text:c="2"/>45.37 <text:s/>42.73 <text:s/>11.42 <text:s text:c="2"/>3.47]</text:p>
      <text:p text:style-name="P8">---ERR-a [ 0.0009 <text:s/>0.001 <text:s text:c="2"/>0.0011 <text:s/>0.0169 <text:s/>0.2236]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Опыт 3</text:p>
      <text:p text:style-name="P5"/>
      <text:p text:style-name="P9">m1=15.7, m2=23.7, m3=15.8</text:p>
      <text:p text:style-name="P9">h [50 60 70 80 90]</text:p>
      <text:p text:style-name="P9">---</text:p>
      <text:p text:style-name="P9">m1-t1 [ 3.17 <text:s/>3.47 <text:s/>3.82 <text:s/>4.08 <text:s/>4.41]</text:p>
      <text:p text:style-name="P9">m1-t2 [ 3.13 <text:s/>3.52 <text:s/>3.82 <text:s/>4.07 <text:s/>4.42]</text:p>
      <text:p text:style-name="P9">m1-t3 [ 3.22 <text:s/>3.47 <text:s/>3.83 <text:s/>4.09 <text:s/>4.41]</text:p>
      <text:p text:style-name="P9">m1-t [ 3.17 <text:s/>3.49 <text:s/>3.82 <text:s/>4.08 <text:s/>4.41]</text:p>
      <text:p text:style-name="P9">---</text:p>
      <text:p text:style-name="P9">m2-t1 [ 2.3 <text:s text:c="2"/>2.48 <text:s/>2.71 <text:s/>2.97 <text:s/>3.2 ]</text:p>
      <text:p text:style-name="P9">m2-t2 [ 2.29 <text:s/>2.51 <text:s/>2.74 <text:s/>3. <text:s text:c="3"/>3.2 ]</text:p>
      <text:p text:style-name="P9">m2-t3 [ 2.28 <text:s/>2.54 <text:s/>2.72 <text:s/>2.99 <text:s/>3.23]</text:p>
      <text:p text:style-name="P9">m2-t [ 2.29 <text:s/>2.51 <text:s/>2.72 <text:s/>2.99 <text:s/>3.21]</text:p>
      <text:p text:style-name="P9">---</text:p>
      <text:p text:style-name="P9">m3-t1 [ 3.09 <text:s/>3.38 <text:s/>3.72 <text:s/>4.06 <text:s/>4.41]</text:p>
      <text:p text:style-name="P9">m3-t2 [ 3.1 <text:s text:c="2"/>3.45 <text:s/>3.75 <text:s/>4.12 <text:s/>4.39]</text:p>
      <text:p text:style-name="P9">m3-t3 [ 3.1 <text:s text:c="2"/>3.42 <text:s/>3.75 <text:s/>4.08 <text:s/>4.4 ]</text:p>
      <text:p text:style-name="P9">m3-t [ 3.1 <text:s text:c="2"/>3.42 <text:s/>3.74 <text:s/>4.09 <text:s/>4.4 ]</text:p>
      <text:p text:style-name="P9">---</text:p>
      <text:p text:style-name="P9">m1-t0 1.5</text:p>
      <text:p text:style-name="P9">m2-t0 1.09</text:p>
      <text:p text:style-name="P9">m3-t0 1.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07:29:41.519888654</meta:creation-date>
    <dc:date>2016-09-29T07:56:10.301459272</dc:date>
    <meta:editing-duration>PT26M27S</meta:editing-duration>
    <meta:editing-cycles>6</meta:editing-cycles>
    <meta:generator>LibreOffice/5.1.5.2$Linux_X86_64 LibreOffice_project/10m0$Build-2</meta:generator>
    <meta:print-date>2016-09-29T07:48:42.243567301</meta:print-date>
    <meta:document-statistic meta:table-count="0" meta:image-count="0" meta:object-count="0" meta:page-count="2" meta:paragraph-count="60" meta:word-count="342" meta:character-count="1765" meta:non-whitespace-character-count="1282"/>
  </office:meta>
</office:document-meta>
</file>